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009cm" fo:margin-left="0.009cm" fo:margin-top="0cm" fo:margin-bottom="0cm" fo:break-before="page" table:align="left" style:writing-mode="lr-tb"/>
    </style:style>
    <style:style style:name="Table3.A" style:family="table-column">
      <style:table-column-properties style:column-width="8.00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officeooo:paragraph-rsid="001dfef9" style:letter-kerning="false" style:font-name-asian="Calibri1" style:font-size-asian="14pt" style:language-asian="en" style:country-asian="US" style:font-size-complex="14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dfef9" officeooo:paragraph-rsid="001dfef9" style:letter-kerning="false" style:font-name-asian="Calibri1" style:font-size-asian="14pt" style:language-asian="en" style:country-asian="US" style:font-size-complex="14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officeooo:paragraph-rsid="001dfef9" style:letter-kerning="false" style:font-name-asian="Calibri1" style:font-size-asian="14pt" style:language-asian="en" style:country-asian="US" style:font-weight-asian="normal" style:font-size-complex="14pt" style:language-complex="ar" style:country-complex="SA" style:font-weight-complex="normal"/>
    </style:style>
    <style:style style:name="P10"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12"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13" style:family="paragraph" style:parent-style-name="Table_20_Contents">
      <style:paragraph-properties fo:text-align="start" style:justify-single-word="false"/>
      <style:text-properties style:font-name="Caladea1" fo:font-size="14pt" officeooo:rsid="00184ea4" officeooo:paragraph-rsid="001b2cca" style:font-size-asian="14pt" style:font-size-complex="14pt"/>
    </style:style>
    <style:style style:name="P14"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5"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6" style:family="paragraph" style:parent-style-name="Table_20_Contents">
      <style:paragraph-properties fo:text-align="start" style:justify-single-word="false"/>
      <style:text-properties style:font-name="Caladea1" fo:font-size="14pt" officeooo:rsid="001b2726" officeooo:paragraph-rsid="001dfef9" style:font-size-asian="14pt" style:font-size-complex="14pt"/>
    </style:style>
    <style:style style:name="P17"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8" style:family="paragraph" style:parent-style-name="Table_20_Contents">
      <style:paragraph-properties fo:text-align="start" style:justify-single-word="false"/>
      <style:text-properties style:font-name="Caladea1" fo:font-size="14pt" officeooo:rsid="001d0d93" officeooo:paragraph-rsid="001dfef9" style:font-size-asian="14pt" style:font-size-complex="14pt"/>
    </style:style>
    <style:style style:name="P19" style:family="paragraph" style:parent-style-name="Table_20_Contents">
      <style:paragraph-properties fo:text-align="start" style:justify-single-word="false"/>
      <style:text-properties style:font-name="Caladea1" fo:font-size="14pt" officeooo:rsid="002c2ead" officeooo:paragraph-rsid="001dfef9" style:font-size-asian="14pt" style:font-size-complex="14pt"/>
    </style:style>
    <style:style style:name="P20" style:family="paragraph" style:parent-style-name="Table_20_Contents">
      <style:paragraph-properties fo:text-align="start" style:justify-single-word="false"/>
      <style:text-properties style:font-name="Caladea1" fo:font-size="14pt" officeooo:rsid="001dfef9" officeooo:paragraph-rsid="001dfef9" style:font-size-asian="14pt" style:font-size-complex="14pt"/>
    </style:style>
    <style:style style:name="P21" style:family="paragraph" style:parent-style-name="Table_20_Contents">
      <style:paragraph-properties fo:text-align="start" style:justify-single-word="false"/>
      <style:text-properties style:font-name="Caladea1" fo:font-size="14pt" officeooo:rsid="002ab718" officeooo:paragraph-rsid="001dfef9" style:font-size-asian="14pt" style:font-size-complex="14pt"/>
    </style:style>
    <style:style style:name="P22"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23" style:family="paragraph" style:parent-style-name="Table_20_Contents">
      <style:paragraph-properties fo:text-align="start" style:justify-single-word="false"/>
      <style:text-properties style:font-name="Caladea1" fo:font-size="14pt" officeooo:rsid="0019b9dd" officeooo:paragraph-rsid="001dfef9" style:font-size-asian="12.25pt" style:font-size-complex="14pt"/>
    </style:style>
    <style:style style:name="P24" style:family="paragraph" style:parent-style-name="Table_20_Contents">
      <style:paragraph-properties fo:text-align="start" style:justify-single-word="false"/>
      <style:text-properties style:font-name="Caladea1" fo:font-size="14pt" officeooo:rsid="001f88d4" officeooo:paragraph-rsid="001b2cca" fo:background-color="#55308d" style:font-size-asian="14pt" style:font-size-complex="14pt"/>
    </style:style>
    <style:style style:name="P25" style:family="paragraph" style:parent-style-name="Table_20_Contents">
      <style:paragraph-properties fo:text-align="start" style:justify-single-word="false"/>
      <style:text-properties style:font-name="Caladea1" fo:font-size="14pt" officeooo:rsid="001f88d4" officeooo:paragraph-rsid="001f88d4" fo:background-color="#55308d" style:font-size-asian="14pt" style:font-size-complex="14pt"/>
    </style:style>
    <style:style style:name="P26" style:family="paragraph" style:parent-style-name="Table_20_Contents">
      <style:paragraph-properties fo:text-align="start" style:justify-single-word="false"/>
      <style:text-properties style:font-name="Caladea1" fo:font-size="14pt" officeooo:rsid="00189d7a" officeooo:paragraph-rsid="00189d7a" fo:background-color="#55308d" style:font-size-asian="14pt" style:font-size-complex="14pt"/>
    </style:style>
    <style:style style:name="P27"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28"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officeooo:paragraph-rsid="001dfef9" style:letter-kerning="false" fo:background-color="#55308d" style:font-name-asian="Calibri1" style:font-size-asian="20pt" style:language-asian="en" style:country-asian="US" style:font-weight-asian="bold" style:font-size-complex="20pt" style:language-complex="ar" style:country-complex="SA" style:font-weight-complex="bold"/>
    </style:style>
    <style:style style:name="P29"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30"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officeooo:paragraph-rsid="001dfef9" style:letter-kerning="false" fo:background-color="#55308d"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31" style:family="paragraph" style:parent-style-name="Standard">
      <style:text-properties style:font-name="Lucida Fax"/>
    </style:style>
    <style:style style:name="P32" style:family="paragraph" style:parent-style-name="Standard">
      <style:text-properties officeooo:paragraph-rsid="001dfef9"/>
    </style:style>
    <style:style style:name="P33"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34"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5"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fo:background-color="#55308d" style:font-name-asian="Calibri1" style:font-size-asian="14pt" style:language-asian="en" style:country-asian="US" style:font-size-complex="14pt" style:language-complex="ar" style:country-complex="SA"/>
    </style:style>
    <style:style style:name="P36"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1dfef9" officeooo:paragraph-rsid="001dfef9" style:letter-kerning="false" fo:background-color="#55308d" style:font-name-asian="Calibri1" style:font-size-asian="14pt" style:language-asian="en" style:country-asian="US" style:font-size-complex="14pt" style:language-complex="ar" style:country-complex="SA"/>
    </style:style>
    <style:style style:name="P37"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dfef9" officeooo:paragraph-rsid="001dfef9" style:letter-kerning="false" fo:background-color="#55308d" style:font-name-asian="Calibri1" style:font-size-asian="12.25pt" style:language-asian="en" style:country-asian="US" style:font-size-complex="14pt" style:language-complex="ar" style:country-complex="SA"/>
    </style:style>
    <style:style style:name="P38" style:family="paragraph" style:parent-style-name="List_20_Paragraph">
      <style:paragraph-properties fo:margin-top="0cm" fo:margin-bottom="0cm" style:contextual-spacing="true" fo:line-height="100%" fo:text-align="start" style:justify-single-word="false" fo:orphans="2" fo:widows="2"/>
      <style:text-properties style:font-name="Caladea" fo:font-size="14pt" fo:language="fr" fo:country="FR" officeooo:rsid="001b2cca" officeooo:paragraph-rsid="001b2cca" style:letter-kerning="false" fo:background-color="#55308d" style:font-name-asian="Calibri1" style:font-size-asian="12.25pt" style:language-asian="en" style:country-asian="US" style:font-size-complex="14pt" style:language-complex="ar" style:country-complex="SA"/>
    </style:style>
    <style:style style:name="P39" style:family="paragraph" style:parent-style-name="Table_20_Contents" style:list-style-name="WWNum1">
      <style:paragraph-properties fo:text-align="start" style:justify-single-word="false"/>
      <style:text-properties style:font-name="Caladea1" fo:font-size="14pt" officeooo:paragraph-rsid="001b2cca" fo:background-color="#55308d" style:font-size-asian="14pt" style:font-size-complex="14pt"/>
    </style:style>
    <style:style style:name="P40" style:family="paragraph" style:parent-style-name="Table_20_Contents" style:list-style-name="WWNum1">
      <style:paragraph-properties fo:text-align="start" style:justify-single-word="false"/>
      <style:text-properties style:font-name="Caladea1" fo:font-size="14pt" officeooo:paragraph-rsid="001dfef9" style:font-size-asian="14pt" style:font-size-complex="14pt"/>
    </style:style>
    <style:style style:name="P41" style:family="paragraph" style:parent-style-name="Table_20_Contents" style:list-style-name="WWNum1">
      <style:paragraph-properties fo:text-align="start" style:justify-single-word="false"/>
      <style:text-properties style:font-name="Caladea1" fo:font-size="14pt" officeooo:rsid="001e76fe" officeooo:paragraph-rsid="001e76fe" style:font-size-asian="14pt" style:font-size-complex="14pt"/>
    </style:style>
    <style:style style:name="P42" style:family="paragraph" style:parent-style-name="Table_20_Contents" style:list-style-name="WWNum1">
      <style:paragraph-properties fo:text-align="start" style:justify-single-word="false"/>
      <style:text-properties style:font-name="Caladea1" fo:font-size="14pt" officeooo:rsid="001dfef9" officeooo:paragraph-rsid="001dfef9" style:font-size-asian="14pt" style:font-size-complex="14pt"/>
    </style:style>
    <style:style style:name="T1" style:family="text">
      <style:text-properties officeooo:rsid="000fae3e"/>
    </style:style>
    <style:style style:name="T2" style:family="text">
      <style:text-properties officeooo:rsid="001b2726"/>
    </style:style>
    <style:style style:name="T3" style:family="text">
      <style:text-properties officeooo:rsid="001633bc"/>
    </style:style>
    <style:style style:name="T4" style:family="text">
      <style:text-properties officeooo:rsid="00189d7a"/>
    </style:style>
    <style:style style:name="T5" style:family="text">
      <style:text-properties fo:background-color="#55308d" loext:char-shading-value="0"/>
    </style:style>
    <style:style style:name="T6" style:family="text">
      <style:text-properties officeooo:rsid="00189d7a" fo:background-color="#55308d" loext:char-shading-value="0"/>
    </style:style>
    <style:style style:name="T7" style:family="text">
      <style:text-properties officeooo:rsid="00199743" fo:background-color="#55308d" loext:char-shading-value="0"/>
    </style:style>
    <style:style style:name="T8" style:family="text">
      <style:text-properties officeooo:rsid="001b2cca" fo:background-color="#55308d" loext:char-shading-value="0"/>
    </style:style>
    <style:style style:name="T9" style:family="text">
      <style:text-properties officeooo:rsid="002ab718"/>
    </style:style>
    <style:style style:name="T10" style:family="text">
      <style:text-properties officeooo:rsid="001f88d4"/>
    </style:style>
    <style:style style:name="T11" style:family="text">
      <style:text-properties officeooo:rsid="002086a4"/>
    </style:style>
    <style:style style:name="T12" style:family="text">
      <style:text-properties officeooo:rsid="002688c2"/>
    </style:style>
    <style:style style:name="T13" style:family="text">
      <style:text-properties officeooo:rsid="0025384f"/>
    </style:style>
    <style:style style:name="T14" style:family="text">
      <style:text-properties officeooo:rsid="002989b3"/>
    </style:style>
    <style:style style:name="T15" style:family="text">
      <style:text-properties officeooo:rsid="001c7770"/>
    </style:style>
    <style:style style:name="T16" style:family="text">
      <style:text-properties officeooo:rsid="001dfef9"/>
    </style:style>
    <style:style style:name="T17" style:family="text">
      <style:text-properties officeooo:rsid="002c2ead"/>
    </style:style>
    <style:style style:name="T18" style:family="text">
      <style:text-properties officeooo:rsid="001ef461"/>
    </style:style>
    <style:style style:name="T19" style:family="text">
      <style:text-properties officeooo:rsid="001d0d93"/>
    </style:style>
    <style:style style:name="T20" style:family="text">
      <style:text-properties fo:font-style="italic" officeooo:rsid="002ab718" style:font-style-asian="italic" style:font-style-complex="italic"/>
    </style:style>
    <style:style style:name="T21" style:family="text">
      <style:text-properties officeooo:rsid="002000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29">Cas de test</text:p>
          </table:table-cell>
          <table:table-cell table:style-name="Table1.A1" office:value-type="string">
            <text:p text:style-name="P27">Test de création d’une sauvegarde</text:p>
          </table:table-cell>
        </table:table-row>
        <table:table-row table:style-name="Table1.1">
          <table:table-cell table:style-name="Table1.A1" office:value-type="string">
            <text:p text:style-name="P8">Acteurs</text:p>
          </table:table-cell>
          <table:table-cell table:style-name="Table1.A1" office:value-type="string">
            <text:p text:style-name="P10">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24">Appui sur le bouton « Sauvegarder et quitter » <text:span text:style-name="T9">ou </text:span>« Sauvegarder et <text:span text:style-name="T9">Continuer</text:span> » dans le menu des options.</text:p>
          </table:table-cell>
        </table:table-row>
        <table:table-row table:style-name="Table1.1">
          <table:table-cell table:style-name="Table1.A1" office:value-type="string">
            <text:p text:style-name="P1">Parties prenantes</text:p>
          </table:table-cell>
          <table:table-cell table:style-name="Table1.A1" office:value-type="string">
            <text:p text:style-name="P13">Joueur : <text:span text:style-name="T10">peut sauver les données acquises pendant sa partie, pour la reprendre plus tard au même point.</text:span></text:p>
          </table:table-cell>
        </table:table-row>
        <table:table-row table:style-name="Table1.1">
          <table:table-cell table:style-name="Table1.A1" office:value-type="string">
            <text:p text:style-name="P1">Niveau </text:p>
          </table:table-cell>
          <table:table-cell table:style-name="Table1.A1" office:value-type="string">
            <text:p text:style-name="P11">Extrême</text:p>
          </table:table-cell>
        </table:table-row>
        <table:table-row table:style-name="Table1.1">
          <table:table-cell table:style-name="Table1.A1" office:value-type="string">
            <text:p text:style-name="P1">Portée</text:p>
          </table:table-cell>
          <table:table-cell table:style-name="Table1.A1" office:value-type="string">
            <text:p text:style-name="P12">Données des animaux :</text:p>
            <text:p text:style-name="P12"><text:s/>- Création d’un fichier dans la mémoire pour les statistiques<text:span text:style-name="T5"> </text:span><text:span text:style-name="T7">et l’XP du Tamagotchi, ainsi que </text:span><text:span text:style-name="T6">le chronomètre</text:span><text:span text:style-name="T4">.</text:span></text:p>
          </table:table-cell>
        </table:table-row>
        <table:table-row table:style-name="Table1.1">
          <table:table-cell table:style-name="Table1.A1" office:value-type="string">
            <text:p text:style-name="P1">Préconditions</text:p>
          </table:table-cell>
          <table:table-cell table:style-name="Table1.A1" office:value-type="string">
            <text:p text:style-name="P26">Il faut qu’il y ait de la place.</text:p>
          </table:table-cell>
        </table:table-row>
        <table:table-row table:style-name="Table1.1">
          <table:table-cell table:style-name="Table1.A1" office:value-type="string">
            <text:p text:style-name="P1">Postconditions</text:p>
          </table:table-cell>
          <table:table-cell table:style-name="Table1.A1" office:value-type="string">
            <text:p text:style-name="P25">Le joueur revient sur l’écran titre <text:span text:style-name="T9">ou continue à jouer en fonction du bouton</text:span>, <text:span text:style-name="T11">et le fichier de sauvegarde est mis a jour.</text:span></text:p>
          </table:table-cell>
        </table:table-row>
        <table:table-row table:style-name="Table1.1">
          <table:table-cell table:style-name="Table1.A1" table:number-columns-spanned="2" office:value-type="string">
            <text:p text:style-name="P4">--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39"><text:span text:style-name="T11">Les données des animaux sont récupérées </text:span><text:span text:style-name="T13">et sauvegardées, </text:span><text:span text:style-name="T14">le temps passé depuis le début du jeu aussi.</text:span></text:p>
              </text:list-item>
              <text:list-item>
                <text:p text:style-name="P39"><text:span text:style-name="T11">Le </text:span><text:span text:style-name="T12">joueur est redirigé vers l’écran titre</text:span><text:span text:style-name="T11">.</text:span></text:p>
              </text:list-item>
            </text:list>
          </table:table-cell>
        </table:table-row>
        <table:table-row table:style-name="Table1.1">
          <table:table-cell table:style-name="Table1.A1" office:value-type="string">
            <text:p text:style-name="P1">Scénario : plus de place sur le disque</text:p>
          </table:table-cell>
          <table:table-cell table:style-name="Table1.A1" office:value-type="string">
            <text:p text:style-name="P2">- <text:span text:style-name="T4">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text:span><text:soft-page-break/><text:span text:style-name="T1">nom existe déjà</text:span></text:p>
          </table:table-cell>
          <table:table-cell table:style-name="Table1.A1" office:value-type="string">
            <text:list text:continue-numbering="true" text:style-name="WWNum1">
              <text:list-item>
                <text:p text:style-name="P33">Le joueur <text:span text:style-name="T4">sauvegarde en </text:span><text:soft-page-break/><text:span text:style-name="T4">pleine partie.</text:span></text:p>
              </text:list-item>
              <text:list-item>
                <text:p text:style-name="P35">Le fichier est écrasé directement par le programme (<text:span text:style-name="T4">le programme donne un nom par rapport à l’animal</text:span>, <text:span text:style-name="T4">donc faire une sauvegarde pour un animal va écraser la sauvegarde déjà existente,</text:span> donc on l’écrase sans confirmation).</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29">Cas de test</text:p>
          </table:table-cell>
          <table:table-cell table:style-name="Table2.A1" office:value-type="string">
            <text:p text:style-name="P27">Test de chargement d’une sauvegarde</text:p>
          </table:table-cell>
        </table:table-row>
        <table:table-row table:style-name="Table2.2">
          <table:table-cell table:style-name="Table2.A1" office:value-type="string">
            <text:p text:style-name="P8">Acteurs</text:p>
          </table:table-cell>
          <table:table-cell table:style-name="Table2.A1" office:value-type="string">
            <text:p text:style-name="P22">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14"><text:span text:style-name="T2">Appui</text:span> sur le bouton « <text:span text:style-name="T2">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15">Joueur : accède à une partie <text:span text:style-name="T3">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15">Extrême</text:p>
          </table:table-cell>
        </table:table-row>
        <table:table-row table:style-name="Table2.2">
          <table:table-cell table:style-name="Table2.A1" office:value-type="string">
            <text:p text:style-name="P1">Portée</text:p>
          </table:table-cell>
          <table:table-cell table:style-name="Table2.A1" office:value-type="string">
            <text:p text:style-name="P17">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15">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7">Le joueur bascule su l’écran de jeu, avec les statistiques à jour suivant le fichier de sauvegarde.</text:p>
          </table:table-cell>
        </table:table-row>
        <table:table-row table:style-name="Table2.2">
          <table:table-cell table:style-name="Table2.A1" table:number-columns-spanned="2" office:value-type="string">
            <text:p text:style-name="P4">--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34">Le joueur clique sur le fichier qu’il veut charger</text:p>
              </text:list-item>
              <text:list-item>
                <text:p text:style-name="P34">Le jeu lit les données et les appliques aux objets de l’écran de jeu</text:p>
              </text:list-item>
              <text:list-item>
                <text:p text:style-name="P34">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34">Au moment de lire les données, le constructeur vérifie si les données sont conformes (inférieures à un maximum donné par exemple), <text:span text:style-name="T5">et si ce n’est pas le cas, il </text:span><text:span text:style-name="T8">renvoie une erreur car on pourrait suspecter de la triche.</text:span></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34">Au moment de lire le fichier, le programme vérifie la nature du fichier lu. Si il est corrompu, ou qu’il n’est pas utilisable, le programme renvoie une erreur et le fichier est supprimé.</text:p>
              </text:list-item>
              <text:list-item>
                <text:p text:style-name="P36">L<text:span text:style-name="T21">e jeu reste dans le menu de chargement de partie, le fichier corrompu est supprimé.</text:span></text:p>
              </text:list-item>
            </text:list>
          </table:table-cell>
        </table:table-row>
        <table:table-row table:style-name="Table2.2">
          <table:table-cell table:style-name="Table2.A13" office:value-type="string">
            <text:p text:style-name="P6">Scénario : le fichier n’existe plus – a été supprimé/déplacé</text:p>
          </table:table-cell>
          <table:table-cell table:style-name="Table2.A13" office:value-type="string">
            <text:p text:style-name="P38">Le programme scanne les sauvegardes existantes à l’ouverture du menu et lors de la suppression d’un des fichiers. Cela veut dire qu’il n’y a qu’une petite fenêtre de temps durant l<text:span text:style-name="T16">a</text:span>quel<text:span text:style-name="T16">le</text:span> on peut supprimer / déplac<text:span text:style-name="T15">er. </text:span><text:span text:style-name="T21">Dans ce cas :</text:span></text:p>
            <text:list text:continue-numbering="true" text:style-name="WWNum1">
              <text:list-item>
                <text:p text:style-name="P37">On lance une partie avec le Tamagotchi de la sauvegarde, mais le joueur repartira de 0.</text:p>
              </text:list-item>
            </text:list>
          </table:table-cell>
        </table:table-row>
      </table:table>
      <text:p text:style-name="P31"/>
      <table:table table:name="Table3" table:style-name="Table3">
        <table:table-column table:style-name="Table3.A" table:number-columns-repeated="2"/>
        <table:table-row table:style-name="Table3.1">
          <table:table-cell table:style-name="Table3.A1" office:value-type="string">
            <text:p text:style-name="P30">Cas de test</text:p>
          </table:table-cell>
          <table:table-cell table:style-name="Table3.A1" office:value-type="string">
            <text:p text:style-name="P28">Test de <text:span text:style-name="T16">jouer</text:span></text:p>
          </table:table-cell>
        </table:table-row>
        <table:table-row table:style-name="Table3.1">
          <table:table-cell table:style-name="Table3.A1" office:value-type="string">
            <text:p text:style-name="P9">Acteurs</text:p>
          </table:table-cell>
          <table:table-cell table:style-name="Table3.A1" office:value-type="string">
            <text:p text:style-name="P23">Joueur</text:p>
          </table:table-cell>
        </table:table-row>
        <table:table-row table:style-name="Table3.1">
          <table:table-cell table:style-name="Table3.A1" office:value-type="string">
            <text:p text:style-name="P3">Evénement déclencheur</text:p>
          </table:table-cell>
          <table:table-cell table:style-name="Table3.A1" office:value-type="string">
            <text:p text:style-name="P19">Le joueur a lancé une partie</text:p>
          </table:table-cell>
        </table:table-row>
        <table:table-row table:style-name="Table3.1">
          <table:table-cell table:style-name="Table3.A1" office:value-type="string">
            <text:p text:style-name="P3">Parties prenantes</text:p>
          </table:table-cell>
          <table:table-cell table:style-name="Table3.A1" office:value-type="string">
            <text:p text:style-name="P16">Joueur : accède à une partie.</text:p>
          </table:table-cell>
        </table:table-row>
        <table:table-row table:style-name="Table3.1">
          <table:table-cell table:style-name="Table3.A1" office:value-type="string">
            <text:p text:style-name="P3">Niveau </text:p>
          </table:table-cell>
          <table:table-cell table:style-name="Table3.A1" office:value-type="string">
            <text:p text:style-name="P20">Capital</text:p>
          </table:table-cell>
        </table:table-row>
        <table:table-row table:style-name="Table3.1">
          <table:table-cell table:style-name="Table3.A1" office:value-type="string">
            <text:p text:style-name="P3">Portée</text:p>
          </table:table-cell>
          <table:table-cell table:style-name="Table3.A1" office:value-type="string">
            <text:p text:style-name="P18"/>
          </table:table-cell>
        </table:table-row>
        <table:table-row table:style-name="Table3.1">
          <table:table-cell table:style-name="Table3.A1" office:value-type="string">
            <text:p text:style-name="P3">Préconditions</text:p>
          </table:table-cell>
          <table:table-cell table:style-name="Table3.A1" office:value-type="string">
            <text:p text:style-name="P21">Le joueur doit avoir <text:span text:style-name="T17">soit créé une nouvelle partie, soit chargé une partie déjà existente.</text:span></text:p>
          </table:table-cell>
        </table:table-row>
        <table:table-row table:style-name="Table3.1">
          <table:table-cell table:style-name="Table3.A1" office:value-type="string">
            <text:p text:style-name="P3">Postconditions</text:p>
          </table:table-cell>
          <table:table-cell table:style-name="Table3.A1" office:value-type="string">
            <text:p text:style-name="P21">La fenêtre du jeu s’ouvre.</text:p>
          </table:table-cell>
        </table:table-row>
        <table:table-row table:style-name="Table3.1">
          <table:table-cell table:style-name="Table3.A1" table:number-columns-spanned="2" office:value-type="string">
            <text:p text:style-name="P5">--Scénarii de test--</text:p>
          </table:table-cell>
          <table:covered-table-cell/>
        </table:table-row>
        <table:table-row table:style-name="Table3.1">
          <table:table-cell table:style-name="Table3.A1" office:value-type="string">
            <text:p text:style-name="P3">Scénario Nominal</text:p>
          </table:table-cell>
          <table:table-cell table:style-name="Table3.A1" office:value-type="string">
            <text:list text:continue-numbering="true" text:style-name="WWNum1">
              <text:list-item>
                <text:p text:style-name="P40"><text:span text:style-name="T19">Le joueur </text:span><text:span text:style-name="T17">a </text:span><text:span text:style-name="T9">lanc</text:span><text:span text:style-name="T17">é</text:span><text:span text:style-name="T9"> une partie (nouvelle ou sur la base d’une sauvegarde (</text:span><text:span text:style-name="T20">cf.</text:span><text:span text:style-name="T9"> « Cas d’utilisation : Chargement d’une sauvegarde »)</text:span></text:p>
              </text:list-item>
              <text:list-item>
                <text:p text:style-name="P40"><text:span text:style-name="T18">Le joueur </text:span><text:span text:style-name="T13">est emmené vers</text:span><text:span text:style-name="T18"> l’écran de jeu </text:span><text:span text:style-name="T9">où il peut jouer</text:span><text:span text:style-name="T18">.</text:span></text:p>
              </text:list-item>
              <text:list-item>
                <text:p text:style-name="P41">Il peut se déplacer de pièces en pièces, effectuer des actions, mettre en pause...</text:p>
              </text:list-item>
            </text:list>
          </table:table-cell>
        </table:table-row>
        <table:table-row table:style-name="Table3.1">
          <table:table-cell table:style-name="Table3.A1" office:value-type="string">
            <text:p text:style-name="P7">Scénario : Le joueur souhaite accéder à une pièce qui n’existe pas.</text:p>
          </table:table-cell>
          <table:table-cell table:style-name="Table3.A1" office:value-type="string">
            <text:list text:continue-numbering="true" text:style-name="WWNum1">
              <text:list-item>
                <text:p text:style-name="P40">Le programme vérifie qu’une pièce existe bel et bien dans la direction demandée avant d’y accéder.</text:p>
              </text:list-item>
            </text:list>
          </table:table-cell>
        </table:table-row>
        <table:table-row table:style-name="Table3.1">
          <table:table-cell table:style-name="Table3.A1" office:value-type="string">
            <text:p text:style-name="P7">Scénario : Le joueur souhaite effectuer une action qui n’est pas possible dans une pièce spécifique pour un Tamagotchi donné.</text:p>
          </table:table-cell>
          <table:table-cell table:style-name="Table3.A1" office:value-type="string">
            <text:list text:continue-numbering="true" text:style-name="WWNum1">
              <text:list-item>
                <text:p text:style-name="P40">Le programme vérifie qu’une <text:span text:style-name="T16">action peut </text:span>bien ê<text:span text:style-name="T16">tre effectuée dans cette pièce pour ce Tamagotchi</text:span>.</text:p>
              </text:list-item>
            </text:list>
          </table:table-cell>
        </table:table-row>
        <table:table-row table:style-name="Table3.1">
          <table:table-cell table:style-name="Table3.A13" office:value-type="string">
            <text:p text:style-name="P7">Scénario : Le joueur exécute des actions qui font que la valeur d’une statistique peut devenir : <text:soft-page-break/>soit supérieur au maximum, soit négative.</text:p>
          </table:table-cell>
          <table:table-cell table:style-name="Table3.A13" office:value-type="string">
            <text:list text:continue-numbering="true" text:style-name="WWNum1">
              <text:list-item>
                <text:p text:style-name="P40">Le programme <text:span text:style-name="T16">remet alors ces valeurs : soit à la valeur maximum, soit à 0</text:span>.</text:p>
              </text:list-item>
            </text:list>
          </table:table-cell>
        </table:table-row>
        <table:table-row table:style-name="Table3.1">
          <table:table-cell table:style-name="Table3.A13" office:value-type="string">
            <text:p text:style-name="P7">Scénario : Le joueur veut mettre le jeu en pause.</text:p>
          </table:table-cell>
          <table:table-cell table:style-name="Table3.A13" office:value-type="string">
            <text:list text:continue-numbering="true" text:style-name="WWNum1">
              <text:list-item>
                <text:p text:style-name="P42">Le chronomètre va être arrété tant qu’on arrête le jeu.</text:p>
              </text:list-item>
              <text:list-item>
                <text:p text:style-name="P42">Le menu d’options va s’ouvrir avec les différentes options possibles (sauvegarder, quitter, etc).</text:p>
              </text:list-item>
              <text:list-item>
                <text:p text:style-name="P42">Si le jeu reprend, le chronomètre reprend là où il en était.</text:p>
              </text:list-item>
              <text:list-item>
                <text:p text:style-name="P42">Si le joueur appuie sur un des 3 boutons de sauvegarde et/ou de fin de jeu, le programme applique ce qui est demandé.</text:p>
              </text:list-item>
              <text:list-item>
                <text:p text:style-name="P42">Si le joueur active / désactive la sauvegarde automatique, le programme génère / ne génère pas une sauvegarde toutes les 10 minutes.</text:p>
              </text:list-item>
            </text:list>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16</meta:editing-cycles>
    <meta:creation-date>2023-10-17T11:35:00</meta:creation-date>
    <dc:date>2024-01-08T20:57:56.540526921</dc:date>
    <meta:editing-duration>PT15H42M11S</meta:editing-duration>
    <meta:generator>LibreOffice/7.6.4.1$Linux_X86_64 LibreOffice_project/60$Build-1</meta:generator>
    <meta:document-statistic meta:table-count="3" meta:image-count="0" meta:object-count="0" meta:page-count="6" meta:paragraph-count="87" meta:word-count="810" meta:character-count="4593" meta:non-whitespace-character-count="3889"/>
    <meta:user-defined meta:name="AppVersion">16.0000</meta:user-defined>
    <meta:template xlink:type="simple" xlink:actuate="onRequest" xlink:title="Normal" xlink:href=""/>
  </office:meta>
</office:document-meta>
</file>